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5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>
            <text:p>akeleyparishcouncil.gov.uk.json</text:p>
          </table:table-cell>
          <table:table-cell office:value-type="string">
            <text:p>Akeley Parish Council</text:p>
          </table:table-cell>
          <table:table-cell table:style-name="ce2" office:value-type="string">
            <text:p>52.033, -0.97</text:p>
          </table:table-cell>
          <table:table-cell table:style-name="ce4"/>
        </table:table-row>
        <table:table-row table:style-name="ro2">
          <table:table-cell office:value-type="string">
            <text:p>alcester-tc.gov.uk.json</text:p>
          </table:table-cell>
          <table:table-cell office:value-type="string">
            <text:p>Alcester Town Council</text:p>
          </table:table-cell>
          <table:table-cell table:style-name="ce2" office:value-type="string">
            <text:p>52.215311, -1.867605</text:p>
          </table:table-cell>
          <table:table-cell table:style-name="ce4"/>
        </table:table-row>
        <table:table-row table:style-name="ro1">
          <table:table-cell office:value-type="string">
            <text:p>aldenham-pc.gov.uk.json</text:p>
          </table:table-cell>
          <table:table-cell office:value-type="string">
            <text:p>Aldenham Parish Council</text:p>
          </table:table-cell>
          <table:table-cell table:style-name="ce2" office:value-type="string">
            <text:p>51.6723, -0.3546</text:p>
          </table:table-cell>
          <table:table-cell table:style-name="ce4"/>
        </table:table-row>
        <table:table-row table:style-name="ro3">
          <table:table-cell office:value-type="string">
            <text:p>amble.gov.uk.json</text:p>
          </table:table-cell>
          <table:table-cell office:value-type="string">
            <text:p>Amble</text:p>
          </table:table-cell>
          <table:table-cell table:style-name="ce2" office:value-type="string">
            <text:p>55.331461, -1.585261</text:p>
          </table:table-cell>
          <table:table-cell table:style-name="ce4"/>
        </table:table-row>
        <table:table-row table:style-name="ro4">
          <table:table-cell office:value-type="string">
            <text:p>argoedcommunitycouncil.gov.uk.json</text:p>
          </table:table-cell>
          <table:table-cell office:value-type="string">
            <text:p>Argoed Community Council</text:p>
          </table:table-cell>
          <table:table-cell office:value-type="string">
            <text:p>51.690569, -3.191349</text:p>
          </table:table-cell>
          <table:table-cell/>
        </table:table-row>
        <table:table-row table:style-name="ro4">
          <table:table-cell office:value-type="string">
            <text:p>armagh.gov.uk.json</text:p>
          </table:table-cell>
          <table:table-cell office:value-type="string">
            <text:p>Armagh</text:p>
          </table:table-cell>
          <table:table-cell office:value-type="string">
            <text:p>54.34875, -6.65161</text:p>
          </table:table-cell>
          <table:table-cell/>
        </table:table-row>
        <table:table-row table:style-name="ro4">
          <table:table-cell office:value-type="string">
            <text:p>astoncantlow-pc.gov.uk.json</text:p>
          </table:table-cell>
          <table:table-cell office:value-type="string">
            <text:p>Aston Cantlow Parish Council</text:p>
          </table:table-cell>
          <table:table-cell office:value-type="string">
            <text:p>52.224052, -1.7737004</text:p>
          </table:table-cell>
          <table:table-cell/>
        </table:table-row>
        <table:table-row table:style-name="ro4">
          <table:table-cell office:value-type="string">
            <text:p>ayrshire-jsu.gov.uk.json</text:p>
          </table:table-cell>
          <table:table-cell office:value-type="string">
            <text:p>Aurshire</text:p>
          </table:table-cell>
          <table:table-cell office:value-type="string">
            <text:p>52.854331, -2.8399524</text:p>
          </table:table-cell>
          <table:table-cell/>
        </table:table-row>
        <table:table-row table:style-name="ro4">
          <table:table-cell office:value-type="string">
            <text:p>badgerfarmparishcouncil.gov.uk.json</text:p>
          </table:table-cell>
          <table:table-cell office:value-type="string">
            <text:p>Badger Farm Parish Council</text:p>
          </table:table-cell>
          <table:table-cell office:value-type="string">
            <text:p>51.0477683, -1.3349693</text:p>
          </table:table-cell>
          <table:table-cell/>
        </table:table-row>
        <table:table-row table:style-name="ro4">
          <table:table-cell office:value-type="string">
            <text:p>beaconsfieldtowncouncil.gov.uk.json</text:p>
          </table:table-cell>
          <table:table-cell office:value-type="string">
            <text:p>Beaconsfield Town Council</text:p>
          </table:table-cell>
          <table:table-cell office:value-type="string">
            <text:p>51.602396, -0.6442409</text:p>
          </table:table-cell>
          <table:table-cell/>
        </table:table-row>
        <table:table-row table:style-name="ro4">
          <table:table-cell office:value-type="string">
            <text:p>betterregulation.gov.uk.json</text:p>
          </table:table-cell>
          <table:table-cell office:value-type="string">
            <text:p>Better Regulation</text:p>
          </table:table-cell>
          <table:table-cell office:value-type="string">
            <text:p>51.498772, -0.1309738</text:p>
          </table:table-cell>
          <table:table-cell/>
        </table:table-row>
        <table:table-row table:style-name="ro4">
          <table:table-cell office:value-type="string">
            <text:p>birminghamprepared.gov.uk.json</text:p>
          </table:table-cell>
          <table:table-cell office:value-type="string">
            <text:p>Birmingham Prepared</text:p>
          </table:table-cell>
          <table:table-cell office:value-type="string">
            <text:p>52.486243, -1.890401</text:p>
          </table:table-cell>
          <table:table-cell/>
        </table:table-row>
        <table:table-row table:style-name="ro4">
          <table:table-cell office:value-type="string">
            <text:p>blog.gov.uk.json</text:p>
          </table:table-cell>
          <table:table-cell office:value-type="string">
            <text:p>blog.gov.uk</text:p>
          </table:table-cell>
          <table:table-cell office:value-type="string">
            <text:p>51.5035094, -0.1265631</text:p>
          </table:table-cell>
          <table:table-cell/>
        </table:table-row>
        <table:table-row table:style-name="ro4">
          <table:table-cell office:value-type="string">
            <text:p>brackleynorthants-tc.gov.uk.json</text:p>
          </table:table-cell>
          <table:table-cell office:value-type="string">
            <text:p>Brackley Northants Town Council</text:p>
          </table:table-cell>
          <table:table-cell office:value-type="string">
            <text:p>52.027411, -1.143152</text:p>
          </table:table-cell>
          <table:table-cell/>
        </table:table-row>
        <table:table-row table:style-name="ro4">
          <table:table-cell office:value-type="string">
            <text:p>bramshottandliphook-pc.gov.uk.json</text:p>
          </table:table-cell>
          <table:table-cell office:value-type="string">
            <text:p>Bramshott &amp; Liphook Parish Council</text:p>
          </table:table-cell>
          <table:table-cell office:value-type="string">
            <text:p>51.07661, -0.801777</text:p>
          </table:table-cell>
          <table:table-cell/>
        </table:table-row>
        <table:table-row table:style-name="ro4">
          <table:table-cell office:value-type="string">
            <text:p>brayparishcouncil.gov.uk.json</text:p>
          </table:table-cell>
          <table:table-cell office:value-type="string">
            <text:p>Bray Parish Council</text:p>
          </table:table-cell>
          <table:table-cell office:value-type="string">
            <text:p>51.041762, -2.265503</text:p>
          </table:table-cell>
          <table:table-cell/>
        </table:table-row>
        <table:table-row table:style-name="ro4">
          <table:table-cell office:value-type="string">
            <text:p>bridgnorthtowncouncil.gov.uk.json</text:p>
          </table:table-cell>
          <table:table-cell office:value-type="string">
            <text:p>Bridgenorth Town Council</text:p>
          </table:table-cell>
          <table:table-cell office:value-type="string">
            <text:p>53.3448245, -3.1090485</text:p>
          </table:table-cell>
          <table:table-cell/>
        </table:table-row>
        <table:table-row table:style-name="ro4">
          <table:table-cell office:value-type="string">
            <text:p>bridgwatertowncouncil.gov.uk.json</text:p>
          </table:table-cell>
          <table:table-cell office:value-type="string">
            <text:p>Bridgewater Town Council</text:p>
          </table:table-cell>
          <table:table-cell office:value-type="string">
            <text:p>54.5031468, -1.315284</text:p>
          </table:table-cell>
          <table:table-cell/>
        </table:table-row>
        <table:table-row table:style-name="ro4">
          <table:table-cell office:value-type="string">
            <text:p>buckfastleigh.gov.uk.json</text:p>
          </table:table-cell>
          <table:table-cell office:value-type="string">
            <text:p>Buckfast Leigh</text:p>
          </table:table-cell>
          <table:table-cell office:value-type="string">
            <text:p>50.481799, -3.779342</text:p>
          </table:table-cell>
          <table:table-cell/>
        </table:table-row>
        <table:table-row table:style-name="ro4">
          <table:table-cell office:value-type="string">
            <text:p>bude-stratton.gov.uk.json</text:p>
          </table:table-cell>
          <table:table-cell office:value-type="string">
            <text:p>Bude Stratton</text:p>
          </table:table-cell>
          <table:table-cell office:value-type="string">
            <text:p>50.8302205, -4.543689</text:p>
          </table:table-cell>
          <table:table-cell/>
        </table:table-row>
        <table:table-row table:style-name="ro4">
          <table:table-cell office:value-type="string">
            <text:p>burrator.gov.uk.json</text:p>
          </table:table-cell>
          <table:table-cell office:value-type="string">
            <text:p>Currator</text:p>
          </table:table-cell>
          <table:table-cell office:value-type="string">
            <text:p>50.5000467, -4.0361128</text:p>
          </table:table-cell>
          <table:table-cell/>
        </table:table-row>
        <table:table-row table:style-name="ro4">
          <table:table-cell office:value-type="string">
            <text:p>callington-tc.gov.uk.json</text:p>
          </table:table-cell>
          <table:table-cell office:value-type="string">
            <text:p>Callington Town Council</text:p>
          </table:table-cell>
          <table:table-cell office:value-type="string">
            <text:p>50.502332, -4.315735</text:p>
          </table:table-cell>
          <table:table-cell/>
        </table:table-row>
        <table:table-row table:style-name="ro4">
          <table:table-cell office:value-type="string">
            <text:p>camelford-tc.gov.uk.json</text:p>
          </table:table-cell>
          <table:table-cell office:value-type="string">
            <text:p>Camelford Town Council</text:p>
          </table:table-cell>
          <table:table-cell office:value-type="string">
            <text:p>50.622055, -4.682364</text:p>
          </table:table-cell>
          <table:table-cell/>
        </table:table-row>
        <table:table-row table:style-name="ro4">
          <table:table-cell office:value-type="string">
            <text:p>campbell-park.gov.uk.json</text:p>
          </table:table-cell>
          <table:table-cell office:value-type="string">
            <text:p>Campbell Park</text:p>
          </table:table-cell>
          <table:table-cell office:value-type="string">
            <text:p>52.0301356, -0.7678909</text:p>
          </table:table-cell>
          <table:table-cell/>
        </table:table-row>
        <table:table-row table:style-name="ro5">
          <table:table-cell office:value-type="string">
            <text:p>cecsnet.gov.uk.json</text:p>
          </table:table-cell>
          <table:table-cell table:style-name="ce1" office:value-type="string">
            <text:p>Association of County Chief Executives Advisory Group</text:p>
          </table:table-cell>
          <table:table-cell office:value-type="string">
            <text:p>51.5219381, -0.1013832</text:p>
          </table:table-cell>
          <table:table-cell/>
        </table:table-row>
        <table:table-row table:style-name="ro4">
          <table:table-cell office:value-type="string">
            <text:p>chard.gov.uk.json</text:p>
          </table:table-cell>
          <table:table-cell office:value-type="string">
            <text:p>Chard</text:p>
          </table:table-cell>
          <table:table-cell office:value-type="string">
            <text:p>50.8697919, -2.963316</text:p>
          </table:table-cell>
          <table:table-cell/>
        </table:table-row>
        <table:table-row table:style-name="ro4">
          <table:table-cell office:value-type="string">
            <text:p>CharltonKingsParishCouncil.gov.uk.json</text:p>
          </table:table-cell>
          <table:table-cell office:value-type="string">
            <text:p>Charlton Kings Parish Council</text:p>
          </table:table-cell>
          <table:table-cell office:value-type="string">
            <text:p>51.882693, -2.039939</text:p>
          </table:table-cell>
          <table:table-cell/>
        </table:table-row>
        <table:table-row table:style-name="ro4">
          <table:table-cell office:value-type="string">
            <text:p>churchdown-pc.gov.uk.json</text:p>
          </table:table-cell>
          <table:table-cell office:value-type="string">
            <text:p>Churchdown Parish Council</text:p>
          </table:table-cell>
          <table:table-cell office:value-type="string">
            <text:p>51.8772949, -2.16865</text:p>
          </table:table-cell>
          <table:table-cell/>
        </table:table-row>
        <table:table-row table:style-name="ro4">
          <table:table-cell office:value-type="string">
            <text:p>civilservice.gov.uk.json</text:p>
          </table:table-cell>
          <table:table-cell office:value-type="string">
            <text:p>Civil Services</text:p>
          </table:table-cell>
          <table:table-cell office:value-type="string">
            <text:p>51.5035094, -0.1265631</text:p>
          </table:table-cell>
          <table:table-cell/>
        </table:table-row>
        <table:table-row table:style-name="ro4">
          <table:table-cell office:value-type="string">
            <text:p>colby-banningham-pc.gov.uk.json</text:p>
          </table:table-cell>
          <table:table-cell office:value-type="string">
            <text:p>Colby Banningham</text:p>
          </table:table-cell>
          <table:table-cell office:value-type="string">
            <text:p>52.8174438, 1.2873209</text:p>
          </table:table-cell>
          <table:table-cell/>
        </table:table-row>
        <table:table-row table:style-name="ro4">
          <table:table-cell office:value-type="string">
            <text:p>colefordtowncouncil.gov.uk.json</text:p>
          </table:table-cell>
          <table:table-cell office:value-type="string">
            <text:p>Coleford Town Council</text:p>
          </table:table-cell>
          <table:table-cell office:value-type="string">
            <text:p>51.7934409, -2.6174728</text:p>
          </table:table-cell>
          <table:table-cell/>
        </table:table-row>
        <table:table-row table:style-name="ro4">
          <table:table-cell office:value-type="string">
            <text:p>combemartin-pc.gov.uk.json</text:p>
          </table:table-cell>
          <table:table-cell office:value-type="string">
            <text:p>Combemartin Parish Council</text:p>
          </table:table-cell>
          <table:table-cell office:value-type="string">
            <text:p>51.4467593, -0.2104858</text:p>
          </table:table-cell>
          <table:table-cell/>
        </table:table-row>
        <table:table-row table:style-name="ro4">
          <table:table-cell office:value-type="string">
            <text:p>comptondundon-pc.gov.uk.json</text:p>
          </table:table-cell>
          <table:table-cell office:value-type="string">
            <text:p>Comton Dundon Parish Council</text:p>
          </table:table-cell>
          <table:table-cell office:value-type="string">
            <text:p>51.091965, -2.730759</text:p>
          </table:table-cell>
          <table:table-cell/>
        </table:table-row>
        <table:table-row table:style-name="ro4">
          <table:table-cell office:value-type="string">
            <text:p>crewetowncouncil.gov.uk.json</text:p>
          </table:table-cell>
          <table:table-cell office:value-type="string">
            <text:p>Crewe Town Council</text:p>
          </table:table-cell>
          <table:table-cell office:value-type="string">
            <text:p>53.100405, -2.4438209</text:p>
          </table:table-cell>
          <table:table-cell/>
        </table:table-row>
        <table:table-row table:style-name="ro4">
          <table:table-cell office:value-type="string">
            <text:p>cropwellbishop-pc.gov.uk.json</text:p>
          </table:table-cell>
          <table:table-cell office:value-type="string">
            <text:p>Cropwell Bishop Town Council</text:p>
          </table:table-cell>
          <table:table-cell office:value-type="string">
            <text:p>52.912331, -0.984208</text:p>
          </table:table-cell>
          <table:table-cell/>
        </table:table-row>
        <table:table-row table:style-name="ro4">
          <table:table-cell office:value-type="string">
            <text:p>culturalpropertyadvice.gov.uk.json</text:p>
          </table:table-cell>
          <table:table-cell office:value-type="string">
            <text:p>Cultural Property Advice</text:p>
          </table:table-cell>
          <table:table-cell office:value-type="string">
            <text:p>52.7073029, -2.7553268</text:p>
          </table:table-cell>
          <table:table-cell/>
        </table:table-row>
        <table:table-row table:style-name="ro4">
          <table:table-cell office:value-type="string">
            <text:p>cwmbran.gov.uk.json</text:p>
          </table:table-cell>
          <table:table-cell office:value-type="string">
            <text:p>Cwmbran</text:p>
          </table:table-cell>
          <table:table-cell office:value-type="string">
            <text:p>51.654066, -3.027569</text:p>
          </table:table-cell>
          <table:table-cell/>
        </table:table-row>
        <table:table-row table:style-name="ro4">
          <table:table-cell office:value-type="string">
            <text:p>defra.gov.uk.json</text:p>
          </table:table-cell>
          <table:table-cell office:value-type="string">
            <text:p>DEFRA</text:p>
          </table:table-cell>
          <table:table-cell office:value-type="string">
            <text:p>51.4955834, -0.126134</text:p>
          </table:table-cell>
          <table:table-cell/>
        </table:table-row>
        <table:table-row table:style-name="ro4">
          <table:table-cell office:value-type="string">
            <text:p>devonaudit.gov.uk.json</text:p>
          </table:table-cell>
          <table:table-cell office:value-type="string">
            <text:p>Devon Audit</text:p>
          </table:table-cell>
          <table:table-cell office:value-type="string">
            <text:p>50.716794, -3.5252539</text:p>
          </table:table-cell>
          <table:table-cell/>
        </table:table-row>
        <table:table-row table:style-name="ro4">
          <table:table-cell office:value-type="string">
            <text:p>ducklingtonparishcouncil.gov.uk.json</text:p>
          </table:table-cell>
          <table:table-cell office:value-type="string">
            <text:p>Ducklington Parish Council</text:p>
          </table:table-cell>
          <table:table-cell office:value-type="string">
            <text:p>51.76534, -1.475771</text:p>
          </table:table-cell>
          <table:table-cell/>
        </table:table-row>
        <table:table-row table:style-name="ro4">
          <table:table-cell office:value-type="string">
            <text:p>eastgrinstead.gov.uk.json</text:p>
          </table:table-cell>
          <table:table-cell office:value-type="string">
            <text:p>East Grinstead</text:p>
          </table:table-cell>
          <table:table-cell office:value-type="string">
            <text:p>51.128742, -0.014468</text:p>
          </table:table-cell>
          <table:table-cell/>
        </table:table-row>
        <table:table-row table:style-name="ro4">
          <table:table-cell office:value-type="string">
            <text:p>fairfordtowncouncil.gov.uk.json</text:p>
          </table:table-cell>
          <table:table-cell office:value-type="string">
            <text:p>Fairford Town Council</text:p>
          </table:table-cell>
          <table:table-cell office:value-type="string">
            <text:p>51.707537, -1.785135</text:p>
          </table:table-cell>
          <table:table-cell/>
        </table:table-row>
        <table:table-row table:style-name="ro4">
          <table:table-cell office:value-type="string">
            <text:p>finedonparishcouncil.gov.uk.json</text:p>
          </table:table-cell>
          <table:table-cell office:value-type="string">
            <text:p>Finedon Parish Council</text:p>
          </table:table-cell>
          <table:table-cell office:value-type="string">
            <text:p>52.339868, -0.645921</text:p>
          </table:table-cell>
          <table:table-cell/>
        </table:table-row>
        <table:table-row table:style-name="ro4">
          <table:table-cell office:value-type="string">
            <text:p>fordingbridge.gov.uk.json</text:p>
          </table:table-cell>
          <table:table-cell office:value-type="string">
            <text:p>Fordingbridge </text:p>
          </table:table-cell>
          <table:table-cell office:value-type="string">
            <text:p>50.9258359, -1.792526</text:p>
          </table:table-cell>
          <table:table-cell/>
        </table:table-row>
        <table:table-row table:style-name="ro4">
          <table:table-cell office:value-type="string">
            <text:p>frensham-pc.gov.uk.json</text:p>
          </table:table-cell>
          <table:table-cell office:value-type="string">
            <text:p>Frensham Parish Council</text:p>
          </table:table-cell>
          <table:table-cell office:value-type="string">
            <text:p>51.166393, -0.796032</text:p>
          </table:table-cell>
          <table:table-cell/>
        </table:table-row>
        <table:table-row table:style-name="ro4">
          <table:table-cell office:value-type="string">
            <text:p>frodsham.gov.uk.json</text:p>
          </table:table-cell>
          <table:table-cell office:value-type="string">
            <text:p>Frodsham</text:p>
          </table:table-cell>
          <table:table-cell office:value-type="string">
            <text:p>53.297083, -2.729463</text:p>
          </table:table-cell>
          <table:table-cell/>
        </table:table-row>
        <table:table-row table:style-name="ro4">
          <table:table-cell office:value-type="string">
            <text:p>gerrardscross.gov.uk.json</text:p>
          </table:table-cell>
          <table:table-cell office:value-type="string">
            <text:p>Gerrads Cross</text:p>
          </table:table-cell>
          <table:table-cell office:value-type="string">
            <text:p>51.582362, -0.5575</text:p>
          </table:table-cell>
          <table:table-cell/>
        </table:table-row>
        <table:table-row table:style-name="ro4">
          <table:table-cell office:value-type="string">
            <text:p>great-aycliffe.gov.uk.json</text:p>
          </table:table-cell>
          <table:table-cell office:value-type="string">
            <text:p>Great Aycliffe</text:p>
          </table:table-cell>
          <table:table-cell office:value-type="string">
            <text:p>54.615988, -1.575577</text:p>
          </table:table-cell>
          <table:table-cell/>
        </table:table-row>
        <table:table-row table:style-name="ro4">
          <table:table-cell office:value-type="string">
            <text:p>gwineargwithian-pc.gov.uk.json</text:p>
          </table:table-cell>
          <table:table-cell office:value-type="string">
            <text:p>Gwineargwithian Parish Council</text:p>
          </table:table-cell>
          <table:table-cell office:value-type="string">
            <text:p>50.1939135, -5.3573621</text:p>
          </table:table-cell>
          <table:table-cell/>
        </table:table-row>
        <table:table-row table:style-name="ro4">
          <table:table-cell office:value-type="string">
            <text:p>handiprepared.gov.uk.json</text:p>
          </table:table-cell>
          <table:table-cell office:value-type="string">
            <text:p>HandiPrepared</text:p>
          </table:table-cell>
          <table:table-cell office:value-type="string">
            <text:p>57.4707164, -4.1918351</text:p>
          </table:table-cell>
          <table:table-cell/>
        </table:table-row>
        <table:table-row table:style-name="ro4">
          <table:table-cell office:value-type="string">
            <text:p>hatfield-herts.gov.uk.json</text:p>
          </table:table-cell>
          <table:table-cell office:value-type="string">
            <text:p>Hatfield Herts</text:p>
          </table:table-cell>
          <table:table-cell office:value-type="string">
            <text:p>51.763366, -0.22309</text:p>
          </table:table-cell>
          <table:table-cell/>
        </table:table-row>
        <table:table-row table:style-name="ro4">
          <table:table-cell office:value-type="string">
            <text:p>henley-in-arden-pc.gov.uk.json</text:p>
          </table:table-cell>
          <table:table-cell office:value-type="string">
            <text:p>Henley In Arden Parish Council</text:p>
          </table:table-cell>
          <table:table-cell office:value-type="string">
            <text:p>52.292549, -1.779866</text:p>
          </table:table-cell>
          <table:table-cell/>
        </table:table-row>
        <table:table-row table:style-name="ro4">
          <table:table-cell office:value-type="string">
            <text:p>hertfordheath.gov.uk.json</text:p>
          </table:table-cell>
          <table:table-cell office:value-type="string">
            <text:p>Hertford Heath</text:p>
          </table:table-cell>
          <table:table-cell office:value-type="string">
            <text:p>51.7831561, -0.0438358</text:p>
          </table:table-cell>
          <table:table-cell/>
        </table:table-row>
        <table:table-row table:style-name="ro4">
          <table:table-cell office:value-type="string">
            <text:p>highways.gov.uk.json</text:p>
          </table:table-cell>
          <table:table-cell office:value-type="string">
            <text:p>Highways Agency</text:p>
          </table:table-cell>
          <table:table-cell office:value-type="string">
            <text:p>53.7884065, -1.5477387</text:p>
          </table:table-cell>
          <table:table-cell/>
        </table:table-row>
        <table:table-row table:style-name="ro4">
          <table:table-cell office:value-type="string">
            <text:p>hmcpsi.gov.uk.json</text:p>
          </table:table-cell>
          <table:table-cell office:value-type="string">
            <text:p>Crown Prosecution</text:p>
          </table:table-cell>
          <table:table-cell office:value-type="string">
            <text:p>53.9604144, -1.075007</text:p>
          </table:table-cell>
          <table:table-cell/>
        </table:table-row>
        <table:table-row table:style-name="ro4">
          <table:table-cell office:value-type="string">
            <text:p>holmevalleyparishcouncil.gov.uk.json</text:p>
          </table:table-cell>
          <table:table-cell office:value-type="string">
            <text:p>Holme Valley Parish Council</text:p>
          </table:table-cell>
          <table:table-cell office:value-type="string">
            <text:p>53.5606958, -1.8118739</text:p>
          </table:table-cell>
          <table:table-cell/>
        </table:table-row>
        <table:table-row table:style-name="ro4">
          <table:table-cell office:value-type="string">
            <text:p>horsmonden-pc.gov.uk.json</text:p>
          </table:table-cell>
          <table:table-cell office:value-type="string">
            <text:p>Horsmonden Parish Council</text:p>
          </table:table-cell>
          <table:table-cell office:value-type="string">
            <text:p>51.139154, 0.4301213</text:p>
          </table:table-cell>
          <table:table-cell/>
        </table:table-row>
        <table:table-row table:style-name="ro4">
          <table:table-cell office:value-type="string">
            <text:p>hucclecotepc.gov.uk.json</text:p>
          </table:table-cell>
          <table:table-cell office:value-type="string">
            <text:p>Hucclecote Parish Council</text:p>
          </table:table-cell>
          <table:table-cell office:value-type="string">
            <text:p>51.8612623, -2.1760016</text:p>
          </table:table-cell>
          <table:table-cell/>
        </table:table-row>
        <table:table-row table:style-name="ro4">
          <table:table-cell office:value-type="string">
            <text:p>ilfracombetowncouncil.gov.uk.json</text:p>
          </table:table-cell>
          <table:table-cell office:value-type="string">
            <text:p>Ilfracombe Town Council</text:p>
          </table:table-cell>
          <table:table-cell office:value-type="string">
            <text:p>51.205163, -4.126762</text:p>
          </table:table-cell>
          <table:table-cell/>
        </table:table-row>
        <table:table-row table:style-name="ro4">
          <table:table-cell office:value-type="string">
            <text:p>ilminster.gov.uk.json</text:p>
          </table:table-cell>
          <table:table-cell office:value-type="string">
            <text:p>Ilminster</text:p>
          </table:table-cell>
          <table:table-cell office:value-type="string">
            <text:p>50.928494, -2.911062</text:p>
          </table:table-cell>
          <table:table-cell/>
        </table:table-row>
        <table:table-row table:style-name="ro6">
          <table:table-cell office:value-type="string">
            <text:p>info4local.gov.uk.json</text:p>
          </table:table-cell>
          <table:table-cell office:value-type="string">
            <text:p>info4local</text:p>
          </table:table-cell>
          <table:table-cell office:value-type="string">
            <text:p>51.50, 0.13</text:p>
          </table:table-cell>
          <table:table-cell/>
        </table:table-row>
        <table:table-row table:style-name="ro4">
          <table:table-cell office:value-type="string">
            <text:p>irthlingborough-tc.gov.uk.json</text:p>
          </table:table-cell>
          <table:table-cell office:value-type="string">
            <text:p>Irthlingborough Town Council</text:p>
          </table:table-cell>
          <table:table-cell office:value-type="string">
            <text:p>52.3256, -0.613059</text:p>
          </table:table-cell>
          <table:table-cell/>
        </table:table-row>
        <table:table-row table:style-name="ro4">
          <table:table-cell office:value-type="string">
            <text:p>kendaltowncouncil.gov.uk.json</text:p>
          </table:table-cell>
          <table:table-cell office:value-type="string">
            <text:p>Kendal Town Council</text:p>
          </table:table-cell>
          <table:table-cell office:value-type="string">
            <text:p>54.328006, -2.74629</text:p>
          </table:table-cell>
          <table:table-cell/>
        </table:table-row>
        <table:table-row table:style-name="ro4">
          <table:table-cell office:value-type="string">
            <text:p>knowsleytowncouncil.gov.uk.json</text:p>
          </table:table-cell>
          <table:table-cell office:value-type="string">
            <text:p>Knowsley Town Council</text:p>
          </table:table-cell>
          <table:table-cell office:value-type="string">
            <text:p>53.454594, -2.852907</text:p>
          </table:table-cell>
          <table:table-cell/>
        </table:table-row>
        <table:table-row table:style-name="ro4">
          <table:table-cell office:value-type="string">
            <text:p>legsb.gov.uk.json</text:p>
          </table:table-cell>
          <table:table-cell office:value-type="string">
            <text:p>leGSB</text:p>
          </table:table-cell>
          <table:table-cell office:value-type="string">
            <text:p>51.5372768, -0.9010693</text:p>
          </table:table-cell>
          <table:table-cell/>
        </table:table-row>
        <table:table-row table:style-name="ro4">
          <table:table-cell office:value-type="string">
            <text:p>longstratton-pc.gov.uk.json</text:p>
          </table:table-cell>
          <table:table-cell office:value-type="string">
            <text:p>Longstratton Parish Council</text:p>
          </table:table-cell>
          <table:table-cell office:value-type="string">
            <text:p>52.4966537, 1.1640932</text:p>
          </table:table-cell>
          <table:table-cell/>
        </table:table-row>
        <table:table-row table:style-name="ro4">
          <table:table-cell office:value-type="string">
            <text:p>loughtonmk-pc.gov.uk.json</text:p>
          </table:table-cell>
          <table:table-cell office:value-type="string">
            <text:p>Loughton Parish Council</text:p>
          </table:table-cell>
          <table:table-cell office:value-type="string">
            <text:p>52.0301356, -0.7678909</text:p>
          </table:table-cell>
          <table:table-cell/>
        </table:table-row>
        <table:table-row table:style-name="ro4">
          <table:table-cell office:value-type="string">
            <text:p>lydiateparishcouncil.gov.uk.json</text:p>
          </table:table-cell>
          <table:table-cell office:value-type="string">
            <text:p>Lydiate Parish Council</text:p>
          </table:table-cell>
          <table:table-cell office:value-type="string">
            <text:p>53.529677, -2.953688</text:p>
          </table:table-cell>
          <table:table-cell/>
        </table:table-row>
        <table:table-row table:style-name="ro4">
          <table:table-cell office:value-type="string">
            <text:p>marchtowncouncil.gov.uk.json</text:p>
          </table:table-cell>
          <table:table-cell office:value-type="string">
            <text:p>Marchtown Council</text:p>
          </table:table-cell>
          <table:table-cell office:value-type="string">
            <text:p>52.551716, 0.088622</text:p>
          </table:table-cell>
          <table:table-cell/>
        </table:table-row>
        <table:table-row table:style-name="ro4">
          <table:table-cell office:value-type="string">
            <text:p>marshgibbon-pc.gov.uk.json</text:p>
          </table:table-cell>
          <table:table-cell office:value-type="string">
            <text:p>Marsh Gibbon Parish Council</text:p>
          </table:table-cell>
          <table:table-cell office:value-type="string">
            <text:p>51.901115, -1.058977</text:p>
          </table:table-cell>
          <table:table-cell/>
        </table:table-row>
        <table:table-row table:style-name="ro4">
          <table:table-cell office:value-type="string">
            <text:p>merseysidewda.gov.uk.json</text:p>
          </table:table-cell>
          <table:table-cell office:value-type="string">
            <text:p>Mersyside WDA</text:p>
          </table:table-cell>
          <table:table-cell office:value-type="string">
            <text:p>53.3976041, -2.9436643</text:p>
          </table:table-cell>
          <table:table-cell/>
        </table:table-row>
        <table:table-row table:style-name="ro4">
          <table:table-cell office:value-type="string">
            <text:p>minstead.gov.uk.json</text:p>
          </table:table-cell>
          <table:table-cell office:value-type="string">
            <text:p>Minstead</text:p>
          </table:table-cell>
          <table:table-cell office:value-type="string">
            <text:p>50.900944, -1.597883</text:p>
          </table:table-cell>
          <table:table-cell/>
        </table:table-row>
        <table:table-row table:style-name="ro4">
          <table:table-cell office:value-type="string">
            <text:p>monmouthshire.gov.uk.json</text:p>
          </table:table-cell>
          <table:table-cell office:value-type="string">
            <text:p>Monmouthshire</text:p>
          </table:table-cell>
          <table:table-cell office:value-type="string">
            <text:p>51.774928, -2.8759245</text:p>
          </table:table-cell>
          <table:table-cell/>
        </table:table-row>
        <table:table-row table:style-name="ro4">
          <table:table-cell office:value-type="string">
            <text:p>morecambe.gov.uk.json</text:p>
          </table:table-cell>
          <table:table-cell office:value-type="string">
            <text:p>Morecambe</text:p>
          </table:table-cell>
          <table:table-cell office:value-type="string">
            <text:p>51.8964249, -0.4760102</text:p>
          </table:table-cell>
          <table:table-cell/>
        </table:table-row>
        <table:table-row table:style-name="ro4">
          <table:table-cell office:value-type="string">
            <text:p>Morpeth-tc.gov.uk.json</text:p>
          </table:table-cell>
          <table:table-cell office:value-type="string">
            <text:p>Morpeth Town Council</text:p>
          </table:table-cell>
          <table:table-cell office:value-type="string">
            <text:p>55.16875, -1.687493</text:p>
          </table:table-cell>
          <table:table-cell/>
        </table:table-row>
        <table:table-row table:style-name="ro4">
          <table:table-cell office:value-type="string">
            <text:p>mumbles.gov.uk.json</text:p>
          </table:table-cell>
          <table:table-cell office:value-type="string">
            <text:p>Mumbles</text:p>
          </table:table-cell>
          <table:table-cell office:value-type="string">
            <text:p>51.575906, -3.999879</text:p>
          </table:table-cell>
          <table:table-cell/>
        </table:table-row>
        <table:table-row table:style-name="ro4">
          <table:table-cell office:value-type="string">
            <text:p>nantwichtowncouncil.gov.uk.json</text:p>
          </table:table-cell>
          <table:table-cell office:value-type="string">
            <text:p>Nantwich Town Council</text:p>
          </table:table-cell>
          <table:table-cell office:value-type="string">
            <text:p>53.06571, -2.5206607</text:p>
          </table:table-cell>
          <table:table-cell/>
        </table:table-row>
        <table:table-row table:style-name="ro4">
          <table:table-cell office:value-type="string">
            <text:p>nao.gov.uk.json</text:p>
          </table:table-cell>
          <table:table-cell office:value-type="string">
            <text:p>National Audit Office</text:p>
          </table:table-cell>
          <table:table-cell office:value-type="string">
            <text:p>51.4916783, -0.1485413</text:p>
          </table:table-cell>
          <table:table-cell/>
        </table:table-row>
        <table:table-row table:style-name="ro4">
          <table:table-cell office:value-type="string">
            <text:p>nash-bucks-pc.gov.uk.json</text:p>
          </table:table-cell>
          <table:table-cell office:value-type="string">
            <text:p>Nash Bucks Parish Council</text:p>
          </table:table-cell>
          <table:table-cell office:value-type="string">
            <text:p>51.998149, -0.86048</text:p>
          </table:table-cell>
          <table:table-cell/>
        </table:table-row>
        <table:table-row table:style-name="ro4">
          <table:table-cell office:value-type="string">
            <text:p>nelsontowncouncil.gov.uk.json</text:p>
          </table:table-cell>
          <table:table-cell office:value-type="string">
            <text:p>Nelson Town Council</text:p>
          </table:table-cell>
          <table:table-cell office:value-type="string">
            <text:p>53.835187, -2.219377</text:p>
          </table:table-cell>
          <table:table-cell/>
        </table:table-row>
        <table:table-row table:style-name="ro4">
          <table:table-cell office:value-type="string">
            <text:p>newmiltontowncouncil.gov.uk.json</text:p>
          </table:table-cell>
          <table:table-cell office:value-type="string">
            <text:p>New Milton Town Council</text:p>
          </table:table-cell>
          <table:table-cell office:value-type="string">
            <text:p>50.7531235, -1.6550806</text:p>
          </table:table-cell>
          <table:table-cell/>
        </table:table-row>
        <table:table-row table:style-name="ro4">
          <table:table-cell office:value-type="string">
            <text:p>northclainesparishcouncil.gov.uk.json</text:p>
          </table:table-cell>
          <table:table-cell office:value-type="string">
            <text:p>North Claine Parish Council</text:p>
          </table:table-cell>
          <table:table-cell office:value-type="string">
            <text:p>52.2277474, -2.2185812</text:p>
          </table:table-cell>
          <table:table-cell/>
        </table:table-row>
        <table:table-row table:style-name="ro4">
          <table:table-cell office:value-type="string">
            <text:p>northleach.gov.uk.json</text:p>
          </table:table-cell>
          <table:table-cell office:value-type="string">
            <text:p>Northleach</text:p>
          </table:table-cell>
          <table:table-cell office:value-type="string">
            <text:p>51.830777, -1.837254</text:p>
          </table:table-cell>
          <table:table-cell/>
        </table:table-row>
        <table:table-row table:style-name="ro4">
          <table:table-cell office:value-type="string">
            <text:p>northweald-pc.gov.uk.json</text:p>
          </table:table-cell>
          <table:table-cell office:value-type="string">
            <text:p>Northweald Parish Council</text:p>
          </table:table-cell>
          <table:table-cell office:value-type="string">
            <text:p>51.4296831, -0.3096604</text:p>
          </table:table-cell>
          <table:table-cell/>
        </table:table-row>
        <table:table-row table:style-name="ro4">
          <table:table-cell office:value-type="string">
            <text:p>northyorkshire-pcc.gov.uk.json</text:p>
          </table:table-cell>
          <table:table-cell office:value-type="string">
            <text:p>North Yourshire PCC</text:p>
          </table:table-cell>
          <table:table-cell office:value-type="string">
            <text:p>54.2503595, -1.4708553</text:p>
          </table:table-cell>
          <table:table-cell/>
        </table:table-row>
        <table:table-row table:style-name="ro4">
          <table:table-cell office:value-type="string">
            <text:p>nottinghamshire-probation.gov.uk.json</text:p>
          </table:table-cell>
          <table:table-cell office:value-type="string">
            <text:p>Nottinghamshire Probation</text:p>
          </table:table-cell>
          <table:table-cell office:value-type="string">
            <text:p>53.1285044, -0.9030999</text:p>
          </table:table-cell>
          <table:table-cell/>
        </table:table-row>
        <table:table-row table:style-name="ro4">
          <table:table-cell office:value-type="string">
            <text:p>ofqual.gov.uk.json</text:p>
          </table:table-cell>
          <table:table-cell office:value-type="string">
            <text:p>OFQUAL</text:p>
          </table:table-cell>
          <table:table-cell office:value-type="string">
            <text:p>52.4032403, -1.552399</text:p>
          </table:table-cell>
          <table:table-cell/>
        </table:table-row>
        <table:table-row table:style-name="ro4">
          <table:table-cell office:value-type="string">
            <text:p>ollerton-tc.gov.uk.json</text:p>
          </table:table-cell>
          <table:table-cell office:value-type="string">
            <text:p>Ollerton Town Council</text:p>
          </table:table-cell>
          <table:table-cell office:value-type="string">
            <text:p>53.204098, -1.020581</text:p>
          </table:table-cell>
          <table:table-cell/>
        </table:table-row>
        <table:table-row table:style-name="ro4">
          <table:table-cell office:value-type="string">
            <text:p>padstow-tc.gov.uk.json</text:p>
          </table:table-cell>
          <table:table-cell office:value-type="string">
            <text:p>Padstow Town Council</text:p>
          </table:table-cell>
          <table:table-cell office:value-type="string">
            <text:p>50.5750903, -4.9350462</text:p>
          </table:table-cell>
          <table:table-cell/>
        </table:table-row>
        <table:table-row table:style-name="ro4">
          <table:table-cell office:value-type="string">
            <text:p>paessex.gov.uk.json</text:p>
          </table:table-cell>
          <table:table-cell office:value-type="string">
            <text:p>PA Essex</text:p>
          </table:table-cell>
          <table:table-cell office:value-type="string">
            <text:p>51.7668369, 0.4757762</text:p>
          </table:table-cell>
          <table:table-cell/>
        </table:table-row>
        <table:table-row table:style-name="ro4">
          <table:table-cell office:value-type="string">
            <text:p>pangbourne-pc.gov.uk.json</text:p>
          </table:table-cell>
          <table:table-cell office:value-type="string">
            <text:p>Pangbourne Parish Council</text:p>
          </table:table-cell>
          <table:table-cell office:value-type="string">
            <text:p>51.482245, -1.087156</text:p>
          </table:table-cell>
          <table:table-cell/>
        </table:table-row>
        <table:table-row table:style-name="ro4">
          <table:table-cell office:value-type="string">
            <text:p>petersfield-tc.gov.uk.json</text:p>
          </table:table-cell>
          <table:table-cell office:value-type="string">
            <text:p>Peterfield Town Council</text:p>
          </table:table-cell>
          <table:table-cell office:value-type="string">
            <text:p>51.007591, -0.93899</text:p>
          </table:table-cell>
          <table:table-cell/>
        </table:table-row>
        <table:table-row table:style-name="ro4">
          <table:table-cell office:value-type="string">
            <text:p>pickering.gov.uk.json</text:p>
          </table:table-cell>
          <table:table-cell office:value-type="string">
            <text:p>Pickering</text:p>
          </table:table-cell>
          <table:table-cell office:value-type="string">
            <text:p>54.243925, -0.777553</text:p>
          </table:table-cell>
          <table:table-cell/>
        </table:table-row>
        <table:table-row table:style-name="ro4">
          <table:table-cell office:value-type="string">
            <text:p>pontypriddtowncouncil.gov.uk.json</text:p>
          </table:table-cell>
          <table:table-cell office:value-type="string">
            <text:p>Pontypridd Town Council</text:p>
          </table:table-cell>
          <table:table-cell office:value-type="string">
            <text:p>51.600774, -3.342314</text:p>
          </table:table-cell>
          <table:table-cell/>
        </table:table-row>
        <table:table-row table:style-name="ro4">
          <table:table-cell office:value-type="string">
            <text:p>prescot-tc.gov.uk.json</text:p>
          </table:table-cell>
          <table:table-cell office:value-type="string">
            <text:p>Prescot Town Council</text:p>
          </table:table-cell>
          <table:table-cell office:value-type="string">
            <text:p>53.428674, -2.804564</text:p>
          </table:table-cell>
          <table:table-cell/>
        </table:table-row>
        <table:table-row table:style-name="ro4">
          <table:table-cell office:value-type="string">
            <text:p>publow-with-pensford-pc.gov.uk.json</text:p>
          </table:table-cell>
          <table:table-cell office:value-type="string">
            <text:p>Publow with Pensford Parish Council</text:p>
          </table:table-cell>
          <table:table-cell office:value-type="string">
            <text:p>51.375, -2.547</text:p>
          </table:table-cell>
          <table:table-cell/>
        </table:table-row>
        <table:table-row table:style-name="ro4">
          <table:table-cell office:value-type="string">
            <text:p>quedgeley-pc.gov.uk.json</text:p>
          </table:table-cell>
          <table:table-cell office:value-type="string">
            <text:p>Quedgeley Parish Council</text:p>
          </table:table-cell>
          <table:table-cell office:value-type="string">
            <text:p>51.823669, -2.277564</text:p>
          </table:table-cell>
          <table:table-cell/>
        </table:table-row>
        <table:table-row table:style-name="ro4">
          <table:table-cell office:value-type="string">
            <text:p>ramseyparkeston-pc.gov.uk.json</text:p>
          </table:table-cell>
          <table:table-cell office:value-type="string">
            <text:p>Ramsey Parkeston Parish Council</text:p>
          </table:table-cell>
          <table:table-cell office:value-type="string">
            <text:p>51.941456, 1.253086</text:p>
          </table:table-cell>
          <table:table-cell/>
        </table:table-row>
        <table:table-row table:style-name="ro4">
          <table:table-cell office:value-type="string">
            <text:p>rippondenparishcouncil.gov.uk.json</text:p>
          </table:table-cell>
          <table:table-cell office:value-type="string">
            <text:p>Ripponded Parish Council</text:p>
          </table:table-cell>
          <table:table-cell office:value-type="string">
            <text:p>53.675254, -1.939549</text:p>
          </table:table-cell>
          <table:table-cell/>
        </table:table-row>
        <table:table-row table:style-name="ro4">
          <table:table-cell office:value-type="string">
            <text:p>ruddingtonparishcouncil.gov.uk.json</text:p>
          </table:table-cell>
          <table:table-cell office:value-type="string">
            <text:p>Ruddington Parish Council</text:p>
          </table:table-cell>
          <table:table-cell office:value-type="string">
            <text:p>52.894929, -1.1515709</text:p>
          </table:table-cell>
          <table:table-cell/>
        </table:table-row>
        <table:table-row table:style-name="ro4">
          <table:table-cell office:value-type="string">
            <text:p>ruralcommunities.gov.uk.json</text:p>
          </table:table-cell>
          <table:table-cell office:value-type="string">
            <text:p>Rural Communities</text:p>
          </table:table-cell>
          <table:table-cell office:value-type="string">
            <text:p>51.8644276, -2.2082462</text:p>
          </table:table-cell>
          <table:table-cell/>
        </table:table-row>
        <table:table-row table:style-name="ro4">
          <table:table-cell office:value-type="string">
            <text:p>rushdentowncouncil.gov.uk.json</text:p>
          </table:table-cell>
          <table:table-cell office:value-type="string">
            <text:p>Rushden Town Council</text:p>
          </table:table-cell>
          <table:table-cell office:value-type="string">
            <text:p>52.289125, -0.600363</text:p>
          </table:table-cell>
          <table:table-cell/>
        </table:table-row>
        <table:table-row table:style-name="ro4">
          <table:table-cell office:value-type="string">
            <text:p>secouncils.gov.uk.json</text:p>
          </table:table-cell>
          <table:table-cell office:value-type="string">
            <text:p>SE Councils</text:p>
          </table:table-cell>
          <table:table-cell office:value-type="string">
            <text:p>51.4051055, -0.3048565</text:p>
          </table:table-cell>
          <table:table-cell/>
        </table:table-row>
        <table:table-row table:style-name="ro4">
          <table:table-cell office:value-type="string">
            <text:p>silverdale-pc-lancs.gov.uk.json</text:p>
          </table:table-cell>
          <table:table-cell office:value-type="string">
            <text:p>Silverdale Parish Council</text:p>
          </table:table-cell>
          <table:table-cell office:value-type="string">
            <text:p>54.167465, -2.826756</text:p>
          </table:table-cell>
          <table:table-cell/>
        </table:table-row>
        <table:table-row table:style-name="ro4">
          <table:table-cell office:value-type="string">
            <text:p>skelton-york.gov.uk.json</text:p>
          </table:table-cell>
          <table:table-cell office:value-type="string">
            <text:p>Skelton York</text:p>
          </table:table-cell>
          <table:table-cell office:value-type="string">
            <text:p>53.998251, -1.129295</text:p>
          </table:table-cell>
          <table:table-cell/>
        </table:table-row>
        <table:table-row table:style-name="ro4">
          <table:table-cell office:value-type="string">
            <text:p>sodburytowncouncil.gov.uk.json</text:p>
          </table:table-cell>
          <table:table-cell office:value-type="string">
            <text:p>Sodbury Town Council</text:p>
          </table:table-cell>
          <table:table-cell office:value-type="string">
            <text:p>51.5351659, -2.3909379</text:p>
          </table:table-cell>
          <table:table-cell/>
        </table:table-row>
        <table:table-row table:style-name="ro4">
          <table:table-cell office:value-type="string">
            <text:p>somersetdrainageboards.gov.uk.json</text:p>
          </table:table-cell>
          <table:table-cell office:value-type="string">
            <text:p>Somerset Drainage Boards</text:p>
          </table:table-cell>
          <table:table-cell office:value-type="string">
            <text:p>51.0587013, -2.9499066</text:p>
          </table:table-cell>
          <table:table-cell/>
        </table:table-row>
        <table:table-row table:style-name="ro4">
          <table:table-cell office:value-type="string">
            <text:p>sopley.gov.uk.json</text:p>
          </table:table-cell>
          <table:table-cell office:value-type="string">
            <text:p>Sopley</text:p>
          </table:table-cell>
          <table:table-cell office:value-type="string">
            <text:p>50.771157, -1.778658</text:p>
          </table:table-cell>
          <table:table-cell/>
        </table:table-row>
        <table:table-row table:style-name="ro4">
          <table:table-cell office:value-type="string">
            <text:p>southern-ifca.gov.uk.json</text:p>
          </table:table-cell>
          <table:table-cell office:value-type="string">
            <text:p>Southern Inshore Fisheries and Conservation Authorities</text:p>
          </table:table-cell>
          <table:table-cell office:value-type="string">
            <text:p>50.7283344, -1.9267974</text:p>
          </table:table-cell>
          <table:table-cell/>
        </table:table-row>
        <table:table-row table:style-name="ro4">
          <table:table-cell office:value-type="string">
            <text:p>sprowston-pc.gov.uk.json</text:p>
          </table:table-cell>
          <table:table-cell office:value-type="string">
            <text:p>Sprowston Parish Council</text:p>
          </table:table-cell>
          <table:table-cell office:value-type="string">
            <text:p>52.656354, 1.320607</text:p>
          </table:table-cell>
          <table:table-cell/>
        </table:table-row>
        <table:table-row table:style-name="ro4">
          <table:table-cell office:value-type="string">
            <text:p>sprowston-tc.gov.uk.json</text:p>
          </table:table-cell>
          <table:table-cell office:value-type="string">
            <text:p>Sprowston Town Council</text:p>
          </table:table-cell>
          <table:table-cell office:value-type="string">
            <text:p>52.6306044, 1.3020255</text:p>
          </table:table-cell>
          <table:table-cell/>
        </table:table-row>
        <table:table-row table:style-name="ro4">
          <table:table-cell office:value-type="string">
            <text:p>staffordshire-pcc.gov.uk.json</text:p>
          </table:table-cell>
          <table:table-cell office:value-type="string">
            <text:p>Staffordshire PCC</text:p>
          </table:table-cell>
          <table:table-cell office:value-type="string">
            <text:p>52.7697957, -2.1045243</text:p>
          </table:table-cell>
          <table:table-cell/>
        </table:table-row>
        <table:table-row table:style-name="ro4">
          <table:table-cell office:value-type="string">
            <text:p>stamfordtowncouncil.gov.uk.json</text:p>
          </table:table-cell>
          <table:table-cell office:value-type="string">
            <text:p>Stamford Town Council</text:p>
          </table:table-cell>
          <table:table-cell office:value-type="string">
            <text:p>52.651282, -0.480216</text:p>
          </table:table-cell>
          <table:table-cell/>
        </table:table-row>
        <table:table-row table:style-name="ro4">
          <table:table-cell office:value-type="string">
            <text:p>stannesonthesea-tc.gov.uk.json</text:p>
          </table:table-cell>
          <table:table-cell office:value-type="string">
            <text:p>Stannes on the Sea</text:p>
          </table:table-cell>
          <table:table-cell office:value-type="string">
            <text:p>53.7530451, -3.0290963</text:p>
          </table:table-cell>
          <table:table-cell/>
        </table:table-row>
        <table:table-row table:style-name="ro4">
          <table:table-cell office:value-type="string">
            <text:p>stbriavels-pc.gov.uk.json</text:p>
          </table:table-cell>
          <table:table-cell office:value-type="string">
            <text:p>St Briavels Parish Council</text:p>
          </table:table-cell>
          <table:table-cell office:value-type="string">
            <text:p>51.7335489, -2.643101</text:p>
          </table:table-cell>
          <table:table-cell/>
        </table:table-row>
        <table:table-row table:style-name="ro4">
          <table:table-cell office:value-type="string">
            <text:p>stcolumbmajor-tc.gov.uk.json</text:p>
          </table:table-cell>
          <table:table-cell office:value-type="string">
            <text:p>St Columb Major Town Council</text:p>
          </table:table-cell>
          <table:table-cell office:value-type="string">
            <text:p>50.4352079, -4.9396942</text:p>
          </table:table-cell>
          <table:table-cell/>
        </table:table-row>
        <table:table-row table:style-name="ro4">
          <table:table-cell office:value-type="string">
            <text:p>stdavids.gov.uk.json</text:p>
          </table:table-cell>
          <table:table-cell office:value-type="string">
            <text:p>St Davids</text:p>
          </table:table-cell>
          <table:table-cell office:value-type="string">
            <text:p>51.881227, -5.265995</text:p>
          </table:table-cell>
          <table:table-cell/>
        </table:table-row>
        <table:table-row table:style-name="ro4">
          <table:table-cell office:value-type="string">
            <text:p>steyningpc.gov.uk.json</text:p>
          </table:table-cell>
          <table:table-cell office:value-type="string">
            <text:p>Steyning Parish Council</text:p>
          </table:table-cell>
          <table:table-cell office:value-type="string">
            <text:p>50.887403, -0.326676</text:p>
          </table:table-cell>
          <table:table-cell/>
        </table:table-row>
        <table:table-row table:style-name="ro4">
          <table:table-cell office:value-type="string">
            <text:p>stneots-tc.gov.uk.json</text:p>
          </table:table-cell>
          <table:table-cell office:value-type="string">
            <text:p>St Neots Town Council</text:p>
          </table:table-cell>
          <table:table-cell office:value-type="string">
            <text:p>52.2284859, -0.266069</text:p>
          </table:table-cell>
          <table:table-cell/>
        </table:table-row>
        <table:table-row table:style-name="ro4">
          <table:table-cell office:value-type="string">
            <text:p>stokepogesparishcouncil.gov.uk.json</text:p>
          </table:table-cell>
          <table:table-cell office:value-type="string">
            <text:p>Stoke Poges Parish Council</text:p>
          </table:table-cell>
          <table:table-cell office:value-type="string">
            <text:p>51.54817, -0.582716</text:p>
          </table:table-cell>
          <table:table-cell/>
        </table:table-row>
        <table:table-row table:style-name="ro4">
          <table:table-cell office:value-type="string">
            <text:p>street-pc.gov.uk.json</text:p>
          </table:table-cell>
          <table:table-cell office:value-type="string">
            <text:p>Street Parish Council</text:p>
          </table:table-cell>
          <table:table-cell office:value-type="string">
            <text:p>51.124679, -2.742919</text:p>
          </table:table-cell>
          <table:table-cell/>
        </table:table-row>
        <table:table-row table:style-name="ro4">
          <table:table-cell office:value-type="string">
            <text:p>sturry-pc.gov.uk.json</text:p>
          </table:table-cell>
          <table:table-cell office:value-type="string">
            <text:p>Sturry Parish Council</text:p>
          </table:table-cell>
          <table:table-cell office:value-type="string">
            <text:p>51.303576, 1.121071</text:p>
          </table:table-cell>
          <table:table-cell/>
        </table:table-row>
        <table:table-row table:style-name="ro4">
          <table:table-cell office:value-type="string">
            <text:p>suffolk-pcc.gov.uk.json</text:p>
          </table:table-cell>
          <table:table-cell office:value-type="string">
            <text:p>Suffolk PCC</text:p>
          </table:table-cell>
          <table:table-cell office:value-type="string">
            <text:p>52.1872472, 0.9707801</text:p>
          </table:table-cell>
          <table:table-cell/>
        </table:table-row>
        <table:table-row table:style-name="ro6">
          <table:table-cell office:value-type="string">
            <text:p>supply4london.gov.uk.json</text:p>
          </table:table-cell>
          <table:table-cell office:value-type="string">
            <text:p>Supply4London</text:p>
          </table:table-cell>
          <table:table-cell office:value-type="string">
            <text:p>51.508515, -0.1254872</text:p>
          </table:table-cell>
          <table:table-cell/>
        </table:table-row>
        <table:table-row table:style-name="ro4">
          <table:table-cell office:value-type="string">
            <text:p>surrey-pcc.gov.uk.json</text:p>
          </table:table-cell>
          <table:table-cell office:value-type="string">
            <text:p>Surrey PCC</text:p>
          </table:table-cell>
          <table:table-cell office:value-type="string">
            <text:p>51.2622513, -0.4672517</text:p>
          </table:table-cell>
          <table:table-cell/>
        </table:table-row>
        <table:table-row table:style-name="ro7">
          <table:table-cell office:value-type="string">
            <text:p>surveillancecommissioners.gov.uk.json</text:p>
          </table:table-cell>
          <table:table-cell office:value-type="string">
            <text:p>Surveillance Commissioners</text:p>
          </table:table-cell>
          <table:table-cell office:value-type="string">
            <text:p>51.4810347, -0.1358036</text:p>
          </table:table-cell>
          <table:table-cell/>
        </table:table-row>
        <table:table-row table:style-name="ro4">
          <table:table-cell office:value-type="string">
            <text:p>sussex-pcc.gov.uk.json</text:p>
          </table:table-cell>
          <table:table-cell office:value-type="string">
            <text:p>Sussex PCC</text:p>
          </table:table-cell>
          <table:table-cell office:value-type="string">
            <text:p>51.1615936, -0.1759655</text:p>
          </table:table-cell>
          <table:table-cell/>
        </table:table-row>
        <table:table-row table:style-name="ro4">
          <table:table-cell office:value-type="string">
            <text:p>suttonbengerparishcouncil.gov.uk.json</text:p>
          </table:table-cell>
          <table:table-cell office:value-type="string">
            <text:p>Sutton Benger Parish Council</text:p>
          </table:table-cell>
          <table:table-cell office:value-type="string">
            <text:p>51.505328, -2.083788</text:p>
          </table:table-cell>
          <table:table-cell/>
        </table:table-row>
        <table:table-row table:style-name="ro4">
          <table:table-cell office:value-type="string">
            <text:p>swaffhamtowncouncil.gov.uk.json</text:p>
          </table:table-cell>
          <table:table-cell office:value-type="string">
            <text:p>Swaffham Town Council</text:p>
          </table:table-cell>
          <table:table-cell office:value-type="string">
            <text:p>52.647466, 0.687481</text:p>
          </table:table-cell>
          <table:table-cell/>
        </table:table-row>
        <table:table-row table:style-name="ro4">
          <table:table-cell office:value-type="string">
            <text:p>sway-pc.gov.uk.json</text:p>
          </table:table-cell>
          <table:table-cell office:value-type="string">
            <text:p>Sway Parish Council</text:p>
          </table:table-cell>
          <table:table-cell office:value-type="string">
            <text:p>50.783928, -1.607339</text:p>
          </table:table-cell>
          <table:table-cell/>
        </table:table-row>
        <table:table-row table:style-name="ro4">
          <table:table-cell office:value-type="string">
            <text:p>swmprobation.gov.uk.json</text:p>
          </table:table-cell>
          <table:table-cell office:value-type="string">
            <text:p>SWM Probation</text:p>
          </table:table-cell>
          <table:table-cell office:value-type="string">
            <text:p>52.579865, -1.9875386</text:p>
          </table:table-cell>
          <table:table-cell/>
        </table:table-row>
        <table:table-row table:style-name="ro4">
          <table:table-cell office:value-type="string">
            <text:p>tartanday.gov.uk.json</text:p>
          </table:table-cell>
          <table:table-cell office:value-type="string">
            <text:p>Tartan Day</text:p>
          </table:table-cell>
          <table:table-cell office:value-type="string">
            <text:p>55.942082, -3.2693618</text:p>
          </table:table-cell>
          <table:table-cell/>
        </table:table-row>
        <table:table-row table:style-name="ro4">
          <table:table-cell office:value-type="string">
            <text:p>thestukeleys-pc.gov.uk.json</text:p>
          </table:table-cell>
          <table:table-cell office:value-type="string">
            <text:p>The Stukeleys Parish Council</text:p>
          </table:table-cell>
          <table:table-cell office:value-type="string">
            <text:p>52.355826, -0.2120291</text:p>
          </table:table-cell>
          <table:table-cell/>
        </table:table-row>
        <table:table-row table:style-name="ro4">
          <table:table-cell office:value-type="string">
            <text:p>tintagelparishcouncil.gov.uk.json</text:p>
          </table:table-cell>
          <table:table-cell office:value-type="string">
            <text:p>Tintagel Parish Council</text:p>
          </table:table-cell>
          <table:table-cell office:value-type="string">
            <text:p>50.66301, -4.75066</text:p>
          </table:table-cell>
          <table:table-cell/>
        </table:table-row>
        <table:table-row table:style-name="ro4">
          <table:table-cell office:value-type="string">
            <text:p>tyneandwearltp.gov.uk.json</text:p>
          </table:table-cell>
          <table:table-cell office:value-type="string">
            <text:p>Tyne and Wear LTP</text:p>
          </table:table-cell>
          <table:table-cell office:value-type="string">
            <text:p>54.9951837, -1.5666991</text:p>
          </table:table-cell>
          <table:table-cell/>
        </table:table-row>
        <table:table-row table:style-name="ro4">
          <table:table-cell office:value-type="string">
            <text:p>uphollandpc.gov.uk.json</text:p>
          </table:table-cell>
          <table:table-cell office:value-type="string">
            <text:p>Upholland Parish Council</text:p>
          </table:table-cell>
          <table:table-cell office:value-type="string">
            <text:p>53.541714, -2.73097</text:p>
          </table:table-cell>
          <table:table-cell/>
        </table:table-row>
        <table:table-row table:style-name="ro4">
          <table:table-cell office:value-type="string">
            <text:p>upperbeeding-pc.gov.uk.json</text:p>
          </table:table-cell>
          <table:table-cell office:value-type="string">
            <text:p>Upper Beeding Parish Council</text:p>
          </table:table-cell>
          <table:table-cell office:value-type="string">
            <text:p>50.88258, -0.303346</text:p>
          </table:table-cell>
          <table:table-cell/>
        </table:table-row>
        <table:table-row table:style-name="ro4">
          <table:table-cell office:value-type="string">
            <text:p>upperrissington-pc.gov.uk.json</text:p>
          </table:table-cell>
          <table:table-cell office:value-type="string">
            <text:p>Upper Rissington</text:p>
          </table:table-cell>
          <table:table-cell office:value-type="string">
            <text:p>51.5047931, -0.0854541</text:p>
          </table:table-cell>
          <table:table-cell/>
        </table:table-row>
        <table:table-row table:style-name="ro4">
          <table:table-cell office:value-type="string">
            <text:p>upperwitham-idb.gov.uk.json</text:p>
          </table:table-cell>
          <table:table-cell office:value-type="string">
            <text:p>Upper Witham IDB</text:p>
          </table:table-cell>
          <table:table-cell office:value-type="string">
            <text:p>52.7673816, -0.6277326</text:p>
          </table:table-cell>
          <table:table-cell/>
        </table:table-row>
        <table:table-row table:style-name="ro4">
          <table:table-cell office:value-type="string">
            <text:p>walton-pc.gov.uk.json</text:p>
          </table:table-cell>
          <table:table-cell office:value-type="string">
            <text:p>Walton Parish Council</text:p>
          </table:table-cell>
          <table:table-cell office:value-type="string">
            <text:p>51.38847, -0.416969</text:p>
          </table:table-cell>
          <table:table-cell/>
        </table:table-row>
        <table:table-row table:style-name="ro4">
          <table:table-cell office:value-type="string">
            <text:p>wantagetowncouncil.gov.uk.json</text:p>
          </table:table-cell>
          <table:table-cell office:value-type="string">
            <text:p>Wantage Town Council</text:p>
          </table:table-cell>
          <table:table-cell office:value-type="string">
            <text:p>51.588868, -1.426453</text:p>
          </table:table-cell>
          <table:table-cell/>
        </table:table-row>
        <table:table-row table:style-name="ro4">
          <table:table-cell office:value-type="string">
            <text:p>wattontowncouncil.gov.uk.json</text:p>
          </table:table-cell>
          <table:table-cell office:value-type="string">
            <text:p>Watton Town Council</text:p>
          </table:table-cell>
          <table:table-cell office:value-type="string">
            <text:p>52.570848, 0.828023</text:p>
          </table:table-cell>
          <table:table-cell/>
        </table:table-row>
        <table:table-row table:style-name="ro4">
          <table:table-cell office:value-type="string">
            <text:p>wellington-shropshire.gov.uk.json</text:p>
          </table:table-cell>
          <table:table-cell office:value-type="string">
            <text:p>Wellington Shropshire</text:p>
          </table:table-cell>
          <table:table-cell office:value-type="string">
            <text:p>52.703034, -2.518597</text:p>
          </table:table-cell>
          <table:table-cell/>
        </table:table-row>
        <table:table-row table:style-name="ro4">
          <table:table-cell office:value-type="string">
            <text:p>wemrural-pc.gov.uk.json</text:p>
          </table:table-cell>
          <table:table-cell office:value-type="string">
            <text:p>Wemrural</text:p>
          </table:table-cell>
          <table:table-cell office:value-type="string">
            <text:p>52.8758439, -2.6933174</text:p>
          </table:table-cell>
          <table:table-cell/>
        </table:table-row>
        <table:table-row table:style-name="ro4">
          <table:table-cell office:value-type="string">
            <text:p>wendover-pc.gov.uk.json</text:p>
          </table:table-cell>
          <table:table-cell office:value-type="string">
            <text:p>Wendover Parish Council</text:p>
          </table:table-cell>
          <table:table-cell office:value-type="string">
            <text:p>51.761877, -0.739779</text:p>
          </table:table-cell>
          <table:table-cell/>
        </table:table-row>
        <table:table-row table:style-name="ro4">
          <table:table-cell office:value-type="string">
            <text:p>westburytowncouncil.gov.uk.json</text:p>
          </table:table-cell>
          <table:table-cell office:value-type="string">
            <text:p>Westbury Town Council</text:p>
          </table:table-cell>
          <table:table-cell office:value-type="string">
            <text:p>51.256659, -2.185772</text:p>
          </table:table-cell>
          <table:table-cell/>
        </table:table-row>
        <table:table-row table:style-name="ro7">
          <table:table-cell office:value-type="string">
            <text:p>westlondonwaste.gov.uk.json</text:p>
          </table:table-cell>
          <table:table-cell office:value-type="string">
            <text:p>West London Waste</text:p>
          </table:table-cell>
          <table:table-cell office:value-type="string">
            <text:p>51.508515, -0.1254872</text:p>
          </table:table-cell>
          <table:table-cell/>
        </table:table-row>
        <table:table-row table:style-name="ro7">
          <table:table-cell office:value-type="string">
            <text:p>westmidlands-probation.gov.uk.json</text:p>
          </table:table-cell>
          <table:table-cell office:value-type="string">
            <text:p>West-Midlands Probation</text:p>
          </table:table-cell>
          <table:table-cell office:value-type="string">
            <text:p>52.4750743, -1.829833</text:p>
          </table:table-cell>
          <table:table-cell/>
        </table:table-row>
        <table:table-row table:style-name="ro4">
          <table:table-cell office:value-type="string">
            <text:p>westwitteringparishcouncil.gov.uk.json</text:p>
          </table:table-cell>
          <table:table-cell office:value-type="string">
            <text:p>West Wittering Parish Council</text:p>
          </table:table-cell>
          <table:table-cell office:value-type="string">
            <text:p>50.7805449, -0.895939</text:p>
          </table:table-cell>
          <table:table-cell/>
        </table:table-row>
        <table:table-row table:style-name="ro4">
          <table:table-cell office:value-type="string">
            <text:p>wheatleyparishcouncil.gov.uk.json</text:p>
          </table:table-cell>
          <table:table-cell office:value-type="string">
            <text:p>Wheatley Parish Council</text:p>
          </table:table-cell>
          <table:table-cell office:value-type="string">
            <text:p>51.746021, -1.129617</text:p>
          </table:table-cell>
          <table:table-cell/>
        </table:table-row>
        <table:table-row table:style-name="ro4">
          <table:table-cell office:value-type="string">
            <text:p>whitchurch-hampshire-tc.gov.uk.json</text:p>
          </table:table-cell>
          <table:table-cell office:value-type="string">
            <text:p>Whitchurch Hampshire Town Council</text:p>
          </table:table-cell>
          <table:table-cell office:value-type="string">
            <text:p>51.22977, -1.335304</text:p>
          </table:table-cell>
          <table:table-cell/>
        </table:table-row>
        <table:table-row table:style-name="ro4">
          <table:table-cell office:value-type="string">
            <text:p>winslowtowncouncil.gov.uk.json</text:p>
          </table:table-cell>
          <table:table-cell office:value-type="string">
            <text:p>Winslow Town Council</text:p>
          </table:table-cell>
          <table:table-cell office:value-type="string">
            <text:p>51.944859, -0.878737</text:p>
          </table:table-cell>
          <table:table-cell/>
        </table:table-row>
        <table:table-row table:style-name="ro4">
          <table:table-cell office:value-type="string">
            <text:p>witham-1st-idb.gov.uk.json</text:p>
          </table:table-cell>
          <table:table-cell office:value-type="string">
            <text:p>Witham 1st IDB</text:p>
          </table:table-cell>
          <table:table-cell office:value-type="string">
            <text:p>51.7978049, 0.6372179</text:p>
          </table:table-cell>
          <table:table-cell/>
        </table:table-row>
        <table:table-row table:style-name="ro4">
          <table:table-cell office:value-type="string">
            <text:p>witham-3rd-idb.gov.uk.json</text:p>
          </table:table-cell>
          <table:table-cell office:value-type="string">
            <text:p>Witham 3rd IDB</text:p>
          </table:table-cell>
          <table:table-cell office:value-type="string">
            <text:p>51.7978049, 0.6372179</text:p>
          </table:table-cell>
          <table:table-cell/>
        </table:table-row>
        <table:table-row table:style-name="ro4">
          <table:table-cell office:value-type="string">
            <text:p>witham.gov.uk.json</text:p>
          </table:table-cell>
          <table:table-cell office:value-type="string">
            <text:p>Witham</text:p>
          </table:table-cell>
          <table:table-cell office:value-type="string">
            <text:p>51.7978049, 0.6372179</text:p>
          </table:table-cell>
          <table:table-cell/>
        </table:table-row>
        <table:table-row table:style-name="ro4">
          <table:table-cell office:value-type="string">
            <text:p>witney-tc.gov.uk.json</text:p>
          </table:table-cell>
          <table:table-cell office:value-type="string">
            <text:p>Witney Town Council</text:p>
          </table:table-cell>
          <table:table-cell office:value-type="string">
            <text:p>51.7859365, -1.4850544</text:p>
          </table:table-cell>
          <table:table-cell/>
        </table:table-row>
        <table:table-row table:style-name="ro4">
          <table:table-cell office:value-type="string">
            <text:p>wringtonparishcouncil.gov.uk.json</text:p>
          </table:table-cell>
          <table:table-cell office:value-type="string">
            <text:p>Wrington Parish Council</text:p>
          </table:table-cell>
          <table:table-cell office:value-type="string">
            <text:p>51.364344, -2.7652</text:p>
          </table:table-cell>
          <table:table-cell/>
        </table:table-row>
        <table:table-row table:style-name="ro7">
          <table:table-cell office:value-type="string">
            <text:p>www.audit-commission.gov.uk.json</text:p>
          </table:table-cell>
          <table:table-cell office:value-type="string">
            <text:p>Audit Commission</text:p>
          </table:table-cell>
          <table:table-cell office:value-type="string">
            <text:p>51.4919838, -0.1258821</text:p>
          </table:table-cell>
          <table:table-cell/>
        </table:table-row>
        <table:table-row table:style-name="ro4">
          <table:table-cell office:value-type="string">
            <text:p>www.aylesburytowncouncil.gov.uk.json</text:p>
          </table:table-cell>
          <table:table-cell office:value-type="string">
            <text:p>Aylesbury Town Council</text:p>
          </table:table-cell>
          <table:table-cell office:value-type="string">
            <text:p>51.815606, -0.8084</text:p>
          </table:table-cell>
          <table:table-cell/>
        </table:table-row>
        <table:table-row table:style-name="ro4">
          <table:table-cell office:value-type="string">
            <text:p>www.broxtonanddistrict-pc.gov.uk.json</text:p>
          </table:table-cell>
          <table:table-cell office:value-type="string">
            <text:p>Broxton and District Parish Council</text:p>
          </table:table-cell>
          <table:table-cell office:value-type="string">
            <text:p>53.083173, -2.776854</text:p>
          </table:table-cell>
          <table:table-cell/>
        </table:table-row>
        <table:table-row table:style-name="ro4">
          <table:table-cell office:value-type="string">
            <text:p>www.chickerell-tc.gov.uk.json</text:p>
          </table:table-cell>
          <table:table-cell office:value-type="string">
            <text:p>Chickerell Town Council</text:p>
          </table:table-cell>
          <table:table-cell office:value-type="string">
            <text:p>50.624634, -2.503566</text:p>
          </table:table-cell>
          <table:table-cell/>
        </table:table-row>
        <table:table-row table:style-name="ro4">
          <table:table-cell office:value-type="string">
            <text:p>www.chigwellparishcouncil.gov.uk.json</text:p>
          </table:table-cell>
          <table:table-cell office:value-type="string">
            <text:p>Chigwill Parish Council</text:p>
          </table:table-cell>
          <table:table-cell office:value-type="string">
            <text:p>51.626281, 0.080647</text:p>
          </table:table-cell>
          <table:table-cell/>
        </table:table-row>
        <table:table-row table:style-name="ro4">
          <table:table-cell office:value-type="string">
            <text:p>www.christleton-pc.gov.uk.json</text:p>
          </table:table-cell>
          <table:table-cell office:value-type="string">
            <text:p>Chirstleton Parish Council</text:p>
          </table:table-cell>
          <table:table-cell office:value-type="string">
            <text:p>53.182608, -2.832952</text:p>
          </table:table-cell>
          <table:table-cell/>
        </table:table-row>
        <table:table-row table:style-name="ro4">
          <table:table-cell office:value-type="string">
            <text:p>www.clevelandfire.gov.uk.json</text:p>
          </table:table-cell>
          <table:table-cell office:value-type="string">
            <text:p>Cleveland Fire</text:p>
          </table:table-cell>
          <table:table-cell office:value-type="string">
            <text:p>52.0595254, -0.7768614</text:p>
          </table:table-cell>
          <table:table-cell/>
        </table:table-row>
        <table:table-row table:style-name="ro7">
          <table:table-cell office:value-type="string">
            <text:p>www.darwin.gov.uk.json</text:p>
          </table:table-cell>
          <table:table-cell office:value-type="string">
            <text:p>Darwin</text:p>
          </table:table-cell>
          <table:table-cell office:value-type="string">
            <text:p>52.7815113, -2.4263126</text:p>
          </table:table-cell>
          <table:table-cell/>
        </table:table-row>
        <table:table-row table:style-name="ro7">
          <table:table-cell office:value-type="string">
            <text:p>www.dvlaonline.gov.uk.json</text:p>
          </table:table-cell>
          <table:table-cell office:value-type="string">
            <text:p>DVLA</text:p>
          </table:table-cell>
          <table:table-cell office:value-type="string">
            <text:p>51.62144, -3.943646</text:p>
          </table:table-cell>
          <table:table-cell/>
        </table:table-row>
        <table:table-row table:style-name="ro7">
          <table:table-cell office:value-type="string">
            <text:p>www.familysupportni.gov.uk.json</text:p>
          </table:table-cell>
          <table:table-cell office:value-type="string">
            <text:p>Family Support NI</text:p>
          </table:table-cell>
          <table:table-cell office:value-type="string">
            <text:p>54.7877149, -6.4923145</text:p>
          </table:table-cell>
          <table:table-cell/>
        </table:table-row>
        <table:table-row table:style-name="ro7">
          <table:table-cell office:value-type="string">
            <text:p>www.gmpa.gov.uk.json</text:p>
          </table:table-cell>
          <table:table-cell office:value-type="string">
            <text:p>GMPA</text:p>
          </table:table-cell>
          <table:table-cell office:value-type="string">
            <text:p>53.4575955, -2.1578377</text:p>
          </table:table-cell>
          <table:table-cell/>
        </table:table-row>
        <table:table-row table:style-name="ro4">
          <table:table-cell office:value-type="string">
            <text:p>www.great-linford.gov.uk.json</text:p>
          </table:table-cell>
          <table:table-cell office:value-type="string">
            <text:p>Great Linford</text:p>
          </table:table-cell>
          <table:table-cell office:value-type="string">
            <text:p>51.488705, 0.41108</text:p>
          </table:table-cell>
          <table:table-cell/>
        </table:table-row>
        <table:table-row table:style-name="ro4">
          <table:table-cell office:value-type="string">
            <text:p>www.herefordcitycouncil.gov.uk.json</text:p>
          </table:table-cell>
          <table:table-cell office:value-type="string">
            <text:p>Hereford City Council</text:p>
          </table:table-cell>
          <table:table-cell office:value-type="string">
            <text:p>52.056398, -2.715974</text:p>
          </table:table-cell>
          <table:table-cell/>
        </table:table-row>
        <table:table-row table:style-name="ro4">
          <table:table-cell office:value-type="string">
            <text:p>www.hexhamtowncouncil.gov.uk.json</text:p>
          </table:table-cell>
          <table:table-cell office:value-type="string">
            <text:p>Hexham Town Council</text:p>
          </table:table-cell>
          <table:table-cell office:value-type="string">
            <text:p>54.972665, -2.1121439</text:p>
          </table:table-cell>
          <table:table-cell/>
        </table:table-row>
        <table:table-row table:style-name="ro7">
          <table:table-cell office:value-type="string">
            <text:p>www.hmic.gov.uk.json</text:p>
          </table:table-cell>
          <table:table-cell office:value-type="string">
            <text:p>HMIC</text:p>
          </table:table-cell>
          <table:table-cell office:value-type="string">
            <text:p>51.4933874, -0.144116</text:p>
          </table:table-cell>
          <table:table-cell/>
        </table:table-row>
        <table:table-row table:style-name="ro4">
          <table:table-cell office:value-type="string">
            <text:p>www.lancsfire.gov.uk.json</text:p>
          </table:table-cell>
          <table:table-cell office:value-type="string">
            <text:p>Lancs Fire</text:p>
          </table:table-cell>
          <table:table-cell office:value-type="string">
            <text:p>53.7612033, -2.6884519</text:p>
          </table:table-cell>
          <table:table-cell/>
        </table:table-row>
        <table:table-row table:style-name="ro4">
          <table:table-cell office:value-type="string">
            <text:p>www.littlebudworth-pc.gov.uk.json</text:p>
          </table:table-cell>
          <table:table-cell office:value-type="string">
            <text:p>Little Budworth Parish Council</text:p>
          </table:table-cell>
          <table:table-cell office:value-type="string">
            <text:p>53.183827, -2.605317</text:p>
          </table:table-cell>
          <table:table-cell/>
        </table:table-row>
        <table:table-row table:style-name="ro4">
          <table:table-cell office:value-type="string">
            <text:p>www.littlestanney-pc.gov.uk.json</text:p>
          </table:table-cell>
          <table:table-cell office:value-type="string">
            <text:p>Little Stanney Parish Council</text:p>
          </table:table-cell>
          <table:table-cell office:value-type="string">
            <text:p>53.259437, -2.884876</text:p>
          </table:table-cell>
          <table:table-cell/>
        </table:table-row>
        <table:table-row table:style-name="ro7">
          <table:table-cell office:value-type="string">
            <text:p>www.localdirect.gov.uk.json</text:p>
          </table:table-cell>
          <table:table-cell office:value-type="string">
            <text:p>Local Direct</text:p>
          </table:table-cell>
          <table:table-cell office:value-type="string">
            <text:p>51.4981179, -0.1424399</text:p>
          </table:table-cell>
          <table:table-cell/>
        </table:table-row>
        <table:table-row table:style-name="ro7">
          <table:table-cell office:value-type="string">
            <text:p>www.marton-pc.gov.uk.json</text:p>
          </table:table-cell>
          <table:table-cell office:value-type="string">
            <text:p>Marton Parish Council</text:p>
          </table:table-cell>
          <table:table-cell office:value-type="string">
            <text:p>52.317232, -1.401978</text:p>
          </table:table-cell>
          <table:table-cell/>
        </table:table-row>
        <table:table-row table:style-name="ro7">
          <table:table-cell office:value-type="string">
            <text:p>www.matlock.gov.uk.json</text:p>
          </table:table-cell>
          <table:table-cell office:value-type="string">
            <text:p>Matlock</text:p>
          </table:table-cell>
          <table:table-cell office:value-type="string">
            <text:p>53.137156, -1.551774</text:p>
          </table:table-cell>
          <table:table-cell/>
        </table:table-row>
        <table:table-row table:style-name="ro7">
          <table:table-cell office:value-type="string">
            <text:p>www.nifca.gov.uk.json</text:p>
          </table:table-cell>
          <table:table-cell office:value-type="string">
            <text:p>NIFCA</text:p>
          </table:table-cell>
          <table:table-cell office:value-type="string">
            <text:p>55.126957, -1.510277</text:p>
          </table:table-cell>
          <table:table-cell/>
        </table:table-row>
        <table:table-row table:style-name="ro7">
          <table:table-cell office:value-type="string">
            <text:p>www.nimdta.gov.uk.json</text:p>
          </table:table-cell>
          <table:table-cell office:value-type="string">
            <text:p>NIMDTA</text:p>
          </table:table-cell>
          <table:table-cell office:value-type="string">
            <text:p>54.5503424, -5.914993</text:p>
          </table:table-cell>
          <table:table-cell/>
        </table:table-row>
        <table:table-row table:style-name="ro4">
          <table:table-cell office:value-type="string">
            <text:p>www.norfolkparishes.gov.uk.json</text:p>
          </table:table-cell>
          <table:table-cell office:value-type="string">
            <text:p>Norfolk Parishes</text:p>
          </table:table-cell>
          <table:table-cell office:value-type="string">
            <text:p>52.6139686, 0.8864020</text:p>
          </table:table-cell>
          <table:table-cell/>
        </table:table-row>
        <table:table-row table:style-name="ro4">
          <table:table-cell office:value-type="string">
            <text:p>www.norfolk-pcc.gov.uk.json</text:p>
          </table:table-cell>
          <table:table-cell office:value-type="string">
            <text:p>Norfolk PCC</text:p>
          </table:table-cell>
          <table:table-cell office:value-type="string">
            <text:p>52.6139686, 0.8864021</text:p>
          </table:table-cell>
          <table:table-cell/>
        </table:table-row>
        <table:table-row table:style-name="ro7">
          <table:table-cell office:value-type="string">
            <text:p>www.nypa.gov.uk.json</text:p>
          </table:table-cell>
          <table:table-cell office:value-type="string">
            <text:p>NYPA</text:p>
          </table:table-cell>
          <table:table-cell office:value-type="string">
            <text:p>54.2503595, -1.4708553</text:p>
          </table:table-cell>
          <table:table-cell/>
        </table:table-row>
        <table:table-row table:style-name="ro4">
          <table:table-cell office:value-type="string">
            <text:p>www.purleyonthames-pc.gov.uk.json</text:p>
          </table:table-cell>
          <table:table-cell office:value-type="string">
            <text:p>Purley on Thames Parish Council</text:p>
          </table:table-cell>
          <table:table-cell office:value-type="string">
            <text:p>51.4839512, -1.0601893</text:p>
          </table:table-cell>
          <table:table-cell/>
        </table:table-row>
        <table:table-row table:style-name="ro4">
          <table:table-cell office:value-type="string">
            <text:p>www.saughall.gov.uk.json</text:p>
          </table:table-cell>
          <table:table-cell office:value-type="string">
            <text:p>Saughall</text:p>
          </table:table-cell>
          <table:table-cell office:value-type="string">
            <text:p>53.2233329, -2.959321</text:p>
          </table:table-cell>
          <table:table-cell/>
        </table:table-row>
        <table:table-row table:style-name="ro7">
          <table:table-cell office:value-type="string">
            <text:p>www.somersetwaste.gov.uk.json</text:p>
          </table:table-cell>
          <table:table-cell office:value-type="string">
            <text:p>Somerset Waste</text:p>
          </table:table-cell>
          <table:table-cell office:value-type="string">
            <text:p>51.0587013, -2.9499066</text:p>
          </table:table-cell>
          <table:table-cell/>
        </table:table-row>
        <table:table-row table:style-name="ro7">
          <table:table-cell office:value-type="string">
            <text:p>www.taith.gov.uk.json</text:p>
          </table:table-cell>
          <table:table-cell office:value-type="string">
            <text:p>Taith</text:p>
          </table:table-cell>
          <table:table-cell office:value-type="string">
            <text:p>53.2498081, -3.1332104</text:p>
          </table:table-cell>
          <table:table-cell/>
        </table:table-row>
        <table:table-row table:style-name="ro4">
          <table:table-cell office:value-type="string">
            <text:p>www.threapwoodparishcouncil.gov.uk.json</text:p>
          </table:table-cell>
          <table:table-cell office:value-type="string">
            <text:p>Threapwood Parish Council</text:p>
          </table:table-cell>
          <table:table-cell office:value-type="string">
            <text:p>52.99936, -2.839106</text:p>
          </table:table-cell>
          <table:table-cell/>
        </table:table-row>
        <table:table-row table:style-name="ro4">
          <table:table-cell office:value-type="string">
            <text:p>www.warwickshire.gov.uk.json</text:p>
          </table:table-cell>
          <table:table-cell office:value-type="string">
            <text:p>Warwichshire</text:p>
          </table:table-cell>
          <table:table-cell office:value-type="string">
            <text:p>52.282316, -1.584927</text:p>
          </table:table-cell>
          <table:table-cell/>
        </table:table-row>
        <table:table-row table:style-name="ro6" table:number-rows-repeated="1048385">
          <table:table-cell table:number-columns-repeated="4"/>
        </table:table-row>
        <table:table-row table:style-name="ro8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8T21:22:13</dc:date>
    <dc:creator>Terence Eden</dc:creator>
    <meta:generator>LibreOffice/3.5$Linux_X86_64 LibreOffice_project/350m1$Build-2</meta:generator>
    <meta:editing-duration>PT2H48M10S</meta:editing-duration>
    <meta:editing-cycles>11</meta:editing-cycles>
    <meta:document-statistic meta:table-count="1" meta:cell-count="567" meta:object-count="0"/>
  </office:meta>
</office:document-meta>
</file>